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text-indent="0.5in" style:auto-text-indent="false" style:page-number="auto" fo:background-color="transparent"/>
      <style:text-properties style:font-name="monospace" fo:font-size="16pt" officeooo:rsid="00004403" officeooo:paragraph-rsid="00004403" style:font-size-asian="14pt" style:font-size-complex="16pt"/>
    </style:style>
    <style:style style:name="P2"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04403" officeooo:paragraph-rsid="00004403" style:font-size-asian="14pt" style:font-size-complex="16pt"/>
    </style:style>
    <style:style style:name="P3"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39ebc" officeooo:paragraph-rsid="0005448d" style:font-size-asian="14pt" style:font-size-complex="16pt"/>
    </style:style>
    <style:style style:name="P4"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39ebc" officeooo:paragraph-rsid="0007a610" style:font-size-asian="14pt" style:font-size-complex="16pt"/>
    </style:style>
    <style:style style:name="P5"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5448d" officeooo:paragraph-rsid="0005448d" style:font-size-asian="14pt" style:font-size-complex="16pt"/>
    </style:style>
    <style:style style:name="P6"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7a610" officeooo:paragraph-rsid="0007a610" style:font-size-asian="14pt" style:font-size-complex="16pt"/>
    </style:style>
    <style:style style:name="T1" style:family="text">
      <style:text-properties officeooo:rsid="000544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osal for COS412 Class Project</text:p>
      <text:p text:style-name="P2">Elliot Chandler, 26 Jan. 2019</text:p>
      <text:p text:style-name="P2"/>
      <text:p text:style-name="P4">My project is to implement more dynamic landscapes in my existing game.</text:p>
      <text:p text:style-name="P4"/>
      <text:p text:style-name="P6">The first priority is the development of better water rendering, so </text:p>
      <text:p text:style-name="P4"/>
      <text:p text:style-name="P4">The first priority is implementing terrain deformation based on collision by masses or forces e.g. vehicle wheels. This should be relatively simple, as the behavior has been studied and a published algorithm is available and looks like something I could implement with some work. <text:span text:style-name="T1">This should be implemented in a way that allows storing and deterministically reproducing the results of deformation, so changes to the landscape are persistent between sessions. (Relatedly, it would be useful to be able to reset the terrain to its default state, and interesting to have some method of allowing terrain editing within the game, although creating a good user interface for the latter would likely be a challenge.)</text:span></text:p>
      <text:p text:style-name="P3"/>
      <text:p text:style-name="P3">Separately, to get better behavior of wheels (e.g. correct handling of sharp dropoffs without the rendered wheel glitching through the land) it will likely be necessary to find a replacement for (or more likely, implement a replacement for) the current WheelCollider component, since it only seems able to collide at a single point.</text:p>
      <text:p text:style-name="P3"/>
      <text:p text:style-name="P3"><text:span text:style-name="T1">These first three changes should substantially increase the enjoyment of the game, as it would allow the environment to feel more variable and dynamic.</text:span></text:p>
      <text:p text:style-name="P3"/>
      <text:p text:style-name="P5">If I can implement those this semester, which itself is probably no small task, there are other things that would also be nice to ha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09:48.419388081</meta:creation-date>
    <dc:date>2019-01-27T02:41:28.602776360</dc:date>
    <meta:editing-duration>PT8H1M7S</meta:editing-duration>
    <meta:editing-cycles>5</meta:editing-cycles>
    <meta:generator>LibreOffice/6.0.3.2$Linux_X86_64 LibreOffice_project/00m0$Build-2</meta:generator>
    <meta:document-statistic meta:table-count="0" meta:image-count="0" meta:object-count="0" meta:page-count="1" meta:paragraph-count="8" meta:word-count="248" meta:character-count="1529" meta:non-whitespace-character-count="1287"/>
  </office:meta>
</office:document-meta>
</file>